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SpoolRepository.store( Mail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SpoolRepository.getNextPendingMessage( SpoolRepository . Accept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ndingMessage.PendingMessage( String key , String state , long lastUpdated , String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SpoolRepository.getWai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poolRepository.accept( String key , String state , long lastUpdated , String error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SpoolRepository.accept( SpoolRepository . AcceptFilter fil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DBCSpoolRepository.accept( String _ , String __ , long ___ , String ___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poolRepository.loadPendingMessages( SpoolRepository . AcceptFilter fil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DBCSpoolRepository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SpoolRepository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SpoolRepository.accept( final long dela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